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3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. J. Weinstei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4, 1892</text:p>
      <text:p text:style-name="P5">Month<text:tab/><text:tab/><text:tab/><text:tab/><text:tab/><text:tab/>Octo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New York, 24. October 92/</text:p>
      <text:p text:style-name="P3">Dear Sir!/</text:p>
      <text:p text:style-name="P3"><text:tab/>The congregation [Hebrew]/ at Philadelphia is desirious[sic!], as I/ have read in the <text:span text:style-name="T2">˶</text:span><text:span text:style-name="T3">American Hebrew"/ yesterday, to engage a Rabbi, and I wrote/ to Mr Simon Jacoby, actual pre-/sident of the metioned[sic!] congregation/ (1806 N. 13th str Philad.) offering to/ him my services. <text:s/>I dare now/ to ask of your kindness, perhaps/ is it to you possible to speak whit[sic!]/ the mentioned president about/ my engagement/ Respectfully/ Yors[sic!]/ Dr N. J. Weinstein/</text:span></text:p>
      <text:p text:style-name="P3"><text:span text:style-name="T3">34, Ridge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38:22.28</meta:creation-date>
    <dc:date>2011-12-06T15:41:46.25</dc:date>
    <dc:creator>Penn Libraries</dc:creator>
    <meta:editing-duration>PT00H03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48" meta:character-count="1778"/>
  </office:meta>
</office:document-meta>
</file>